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93000016549802779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Versão 1.0</text:p>
      <text:p text:style-name="P36"/>
      <text:p text:style-name="P36"/>
      <text:p text:style-name="P36"/>
      <text:p text:style-name="P36"/>
      <text:p text:style-name="P37">Manter Telefones</text:p>
      <text:p text:style-name="P37"/>
      <text:p text:style-name="P35"><text:span text:style-name="T4">Versão do Documento:</text:span><text:span text:style-name="T6"> </text:span><text:span text:style-name="T5">2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5/09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Correções</text:p>
          </table:table-cell>
          <table:table-cell table:style-name="Tabela1.D2" office:value-type="string">
            <text:p text:style-name="P8">Vinicius Gardenio Guimaraes</text:p>
          </table:table-cell>
        </table:table-row>
        <table:table-row table:style-name="Tabela1.1">
          <table:table-cell table:style-name="Tabela1.A2" office:value-type="string">
            <text:p text:style-name="P8">06/12/2010</text:p>
          </table:table-cell>
          <table:table-cell table:style-name="Tabela1.A2" office:value-type="string">
            <text:p text:style-name="P8">2.0</text:p>
          </table:table-cell>
          <table:table-cell table:style-name="Tabela1.A2" office:value-type="string">
            <text:p text:style-name="P9">Correções</text:p>
          </table:table-cell>
          <table:table-cell table:style-name="Tabela1.D2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3374904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a especificação do banco de dados para o requisito de sistema <text:span text:style-name="T7">Manter Telefones </text:span><text:span text:style-name="T11"><text:s text:c="2"/>que surgiu pela necessidade de gerenciar contatos/telefones dos requisitos de usuário <text:s/></text:span><text:span text:style-name="T7">Manter paciente, Manter Colaborador , Manter Dentista</text:span><text:span text:style-name="T11">.</text:span></text:p>
      <text:p text:style-name="RUP_20_Corpo_20_1"/>
      <text:list xml:id="list33403237" text:continue-numbering="true" text:style-name="WW8Num1">
        <text:list-item>
          <text:h text:style-name="P52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coluna tipo da tabela telefones ( relacionada com pessoa ) pode assumir 3 valores numéricos, dos quais cada um representa um tipo de telefone, que são:</text:p>
            <text:p text:style-name="P43">0 - Celular</text:p>
            <text:p text:style-name="P43">1- Residencial</text:p>
            <text:p text:style-name="P43">3- Comercial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5</text:p>
          </table:table-cell>
          <table:table-cell table:style-name="Tabela2.B4" office:value-type="string">
            <text:p text:style-name="P43">Para relacionar os telefones de uma pessoa , na tabela de telefones deverá haver uma coluna que contém o id da pessoa ,ao qual o telefone está associado.</text:p>
          </table:table-cell>
        </table:table-row>
      </table:table>
      <text:p text:style-name="P38"/>
      <text:h text:style-name="P50" text:outline-level="1"/>
      <text:p text:style-name="P34"/>
      <text:p text:style-name="P34"><draw:frame draw:style-name="fr1" draw:name="graphics1" text:anchor-type="paragraph" svg:x="1.513cm" svg:y="2.381cm" svg:width="13.972cm" svg:height="5.717cm" draw:z-index="0"><draw:image xlink:href="Pictures/2000000700003693000016549802779E.svm" xlink:type="simple" xlink:show="embed" xlink:actuate="onLoad"/></draw:frame></text:p>
      <text:list xml:id="list33386632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telefone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telefones</text:p>
          </table:table-cell>
          <table:table-cell table:style-name="Tabela3.A2" office:value-type="string">
            <text:p text:style-name="P29">ddd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3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DD do telefone</text:p>
          </table:table-cell>
        </table:table-row>
        <table:table-row table:style-name="Tabela3.2">
          <table:table-cell table:style-name="Tabela3.A4" office:value-type="string">
            <text:p text:style-name="P29">Tipo Telefone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tip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Tipo do Telefone</text:p>
          </table:table-cell>
        </table:table-row>
        <table:table-row table:style-name="Tabela3.2">
          <table:table-cell table:style-name="Tabela3.A4" office:value-type="string">
            <text:p text:style-name="P29">Número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numer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Número do telefone</text:p>
          </table:table-cell>
        </table:table-row>
        <table:table-row table:style-name="Tabela3.2">
          <table:table-cell table:style-name="Tabela3.A4" office:value-type="string">
            <text:p text:style-name="P29">-</text:p>
          </table:table-cell>
          <table:table-cell table:style-name="Tabela3.A4" office:value-type="string">
            <text:p text:style-name="P29">telefones</text:p>
          </table:table-cell>
          <table:table-cell table:style-name="Tabela3.A4" office:value-type="string">
            <text:p text:style-name="P29">id_pessoa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FK da pessoa associada</text:p>
          </table:table-cell>
        </table:table-row>
      </table:table>
      <text:list xml:id="list33385021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47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0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7:42.78</dc:date>
    <meta:editing-cycles>38</meta:editing-cycles>
    <meta:editing-duration>PT3H19M46S</meta:editing-duration>
    <dc:creator>Amanda Barbosa</dc:creator>
    <meta:document-statistic meta:table-count="7" meta:image-count="1" meta:object-count="0" meta:page-count="7" meta:paragraph-count="99" meta:word-count="332" meta:character-count="2015"/>
    <meta:user-defined meta:name="Info 1"/>
    <meta:user-defined meta:name="Info 2"/>
    <meta:user-defined meta:name="Info 3"/>
    <meta:user-defined meta:name="Info 4"/>
  </office:meta>
</office:document-meta>
</file>